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8" svg:font-family="'LM Mono 8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c39c4" officeooo:paragraph-rsid="0019fbc9"/>
    </style:style>
    <style:style style:name="P2" style:family="paragraph" style:parent-style-name="Standard">
      <style:paragraph-properties fo:line-height="100%"/>
      <style:text-properties style:font-name="LM Mono 8" fo:font-size="10pt" officeooo:rsid="000c39c4" officeooo:paragraph-rsid="0019fbc9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LM Mono 8" fo:font-size="10pt" officeooo:rsid="00236f71" officeooo:paragraph-rsid="0019fbc9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3pt" style:text-underline-style="solid" style:text-underline-width="auto" style:text-underline-color="font-color" officeooo:rsid="0019fbc9" officeooo:paragraph-rsid="0019fbc9" style:font-size-asian="11.3500003814697pt" style:font-size-complex="13pt"/>
    </style:style>
    <style:style style:name="T1" style:family="text">
      <style:text-properties officeooo:rsid="00236f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ppendix</text:p>
      <text:p text:style-name="P4">Backpropagation Algortihm</text:p>
      <text:p text:style-name="P4"/>
      <text:p text:style-name="P2"/>
      <text:p text:style-name="P2"/>
      <text:p text:style-name="P2">void train(char a, char b, char c, char out, net *x, <text:span text:style-name="T1">int</text:span> <text:span text:style-name="T1">epochs</text:span>){</text:p>
      <text:p text:style-name="P2"/>
      <text:p text:style-name="P3"><text:s text:c="2"/>double RATE = 0.5;</text:p>
      <text:p text:style-name="P2"/>
      <text:p text:style-name="P2"><text:s text:c="2"/>double storage[x-&gt;size - 2][BYTE]; //activation storage, for later calculation</text:p>
      <text:p text:style-name="P2"/>
      <text:p text:style-name="P2"><text:s text:c="2"/>double input_storage[x-&gt;size -2][SIZE]; //input storage, from layer to layer</text:p>
      <text:p text:style-name="P2"/>
      <text:p text:style-name="P2"><text:s text:c="2"/>a = a|128; //usual bit masking</text:p>
      <text:p text:style-name="P2"/>
      <text:p text:style-name="P2"><text:s text:c="2"/>double *input = make_input(a,b,c); </text:p>
      <text:p text:style-name="P2"><text:s text:c="2"/>//here I call an outside function, that turns the three characters</text:p>
      <text:p text:style-name="P2"><text:s text:c="2"/>//into a vector of 24 numbers</text:p>
      <text:p text:style-name="P2"/>
      <text:p text:style-name="P2"><text:s text:c="2"/>//first we feed forward </text:p>
      <text:p text:style-name="P2"><text:s text:c="2"/>int i,n;</text:p>
      <text:p text:style-name="P2"><text:s text:c="2"/>for(i = 0 ; i &lt; x-&gt;length - 2;i++){</text:p>
      <text:p text:style-name="P2"/>
      <text:p text:style-name="P2"><text:s text:c="4"/>char b_new = activate_neuron(a,b,c,x-&gt;theta[2*i].t);</text:p>
      <text:p text:style-name="P2"><text:s text:c="4"/>c = activate_neuron(a,b,c,x-&gt;theta[2*i+1].t);</text:p>
      <text:p text:style-name="P2"><text:s text:c="4"/>b = b_new;</text:p>
      <text:p text:style-name="P2"/>
      <text:p text:style-name="P2"><text:s text:c="4"/>for(n=0; n&lt;BYTE; n++){</text:p>
      <text:p text:style-name="P2"><text:s text:c="6"/>storage[2*i][n] = sigmoid(dot(input,x-&gt;theta[2*i].t[n]));;</text:p>
      <text:p text:style-name="P2"><text:s text:c="6"/>storage[2*i+1][n] = sigmoid(dot(input, x-&gt;theta[2*i+1].t[n]));</text:p>
      <text:p text:style-name="P2"><text:s text:c="4"/>}</text:p>
      <text:p text:style-name="P2"><text:s text:c="4"/>input = make_input(a,b,c);</text:p>
      <text:p text:style-name="P2"><text:s text:c="4"/>for(n =0 ; n&lt;SIZE; n++){</text:p>
      <text:p text:style-name="P2"><text:s text:c="6"/>input_storage[i][n] = input[n];</text:p>
      <text:p text:style-name="P2"><text:s text:c="4"/>}</text:p>
      <text:p text:style-name="P2"><text:s text:c="2"/>}</text:p>
      <text:p text:style-name="P2"><text:s text:c="2"/>//our final output layer</text:p>
      <text:p text:style-name="P2"><text:s text:c="2"/>for(n=0; n&lt;BYTE; n++){</text:p>
      <text:p text:style-name="P2"><text:s text:c="4"/>storage[x-&gt;size-3][n] = <text:s/>sigmoid(dot(input, x-&gt;theta[x-&gt;size -3].t[n]));</text:p>
      <text:p text:style-name="P2"><text:s text:c="2"/>}</text:p>
      <text:p text:style-name="P2"/>
      <text:p text:style-name="P2"/>
      <text:p text:style-name="P2"><text:s text:c="2"/>//Now we go backwards</text:p>
      <text:p text:style-name="P2"><text:s text:c="2"/><text:span text:style-name="T1">for(n=0; n&lt; epochs; n++){</text:span></text:p>
      <text:p text:style-name="P2"><text:s text:c="4"/>//we set up two temporary error arrays</text:p>
      <text:p text:style-name="P2"><text:s text:c="4"/>double error1[BYTE];</text:p>
      <text:p text:style-name="P2"><text:s text:c="4"/>double error2[BYTE];</text:p>
      <text:p text:style-name="P2"/>
      <text:p text:style-name="P2"><text:s text:c="4"/>for(i=0; i&lt;BYTE; i++){</text:p>
      <text:p text:style-name="P2"><text:s text:c="6"/>//first the output layer</text:p>
      <text:p text:style-name="P2"><text:soft-page-break/></text:p>
      <text:p text:style-name="P2"><text:s text:c="6"/>error1[i] = (!!((out &lt;&lt; i) &amp; 128) - storage[x-&gt;size-3][i])*(storage[x-&gt;size-3][i])*(1-storage[x-&gt;size-3][i]);</text:p>
      <text:p text:style-name="P2"><text:s text:c="6"/>error2[i] = 0;</text:p>
      <text:p text:style-name="P2"/>
      <text:p text:style-name="P2"><text:s text:c="6"/>int j_here;</text:p>
      <text:p text:style-name="P2"><text:s text:c="6"/>for(j_here = 0 ; j_here &lt;SIZE ; j_here++){</text:p>
      <text:p text:style-name="P2"><text:s text:c="8"/>//now we change the weights <text:s/></text:p>
      <text:p text:style-name="P2"><text:s text:c="8"/>x-&gt;theta[x-&gt;size -3].t[i][j_here] += RATE*error1[i]*input_storage[x-&gt;length - 3][j_here];</text:p>
      <text:p text:style-name="P2"><text:s text:c="6"/>}</text:p>
      <text:p text:style-name="P2"><text:s text:c="4"/>}</text:p>
      <text:p text:style-name="P2"/>
      <text:p text:style-name="P2"><text:s text:c="4"/>int j;</text:p>
      <text:p text:style-name="P2"><text:s text:c="4"/>for(j = <text:s/>x-&gt;length - 2; j&gt;0; j--){</text:p>
      <text:p text:style-name="P2"><text:s text:c="6"/>if(x-&gt;layers[j+1] == 1){</text:p>
      <text:p text:style-name="P2"><text:s text:c="8"/>//for the layer right before the output layer</text:p>
      <text:p text:style-name="P2"/>
      <text:p text:style-name="P2"><text:s text:c="8"/>int m;</text:p>
      <text:p text:style-name="P2"><text:s text:c="8"/>for(m = 0; m&lt;BYTE; m++){</text:p>
      <text:p text:style-name="P2"><text:s text:c="10"/>double *activation_top = storage[2*j];</text:p>
      <text:p text:style-name="P2"><text:s text:c="10"/>double *activation_bottom = storage[2*j + 1];</text:p>
      <text:p text:style-name="P2"><text:s text:c="10"/>int j_p;</text:p>
      <text:p text:style-name="P2"><text:s text:c="10"/>for (j_p = 0;j_p&lt; BYTE; j_p ++){ </text:p>
      <text:p text:style-name="P2"><text:s text:c="12"/>error1[m] = activation_top[m]*(1 - activation_top[m])*error1[j_p]*(x-&gt;theta[x-&gt;size -3].t[m][j_p+8]);</text:p>
      <text:p text:style-name="P2"><text:s text:c="12"/>error2[m] = activation_bottom[m]*(1 - activation_bottom[m])*error1[j_p]*(x-&gt;theta[x-&gt;size -3].t[m][j_p+16]);</text:p>
      <text:p text:style-name="P2"><text:s text:c="10"/>}</text:p>
      <text:p text:style-name="P2"><text:s text:c="10"/>for(j_p = 0 ; j_p &lt;SIZE ; j_p++){</text:p>
      <text:p text:style-name="P2"><text:s text:c="12"/>x-&gt;theta[x-&gt;size - 5].t[m][j_p] += RATE*error1[m]*input_storage[x-&gt;length - 5][j_p];</text:p>
      <text:p text:style-name="P2"><text:s text:c="12"/>x-&gt;theta[x-&gt;size - 4].t[m][j_p] += RATE*error2[m]*input_storage[x-&gt;length - 4][j_p];</text:p>
      <text:p text:style-name="P2"><text:s text:c="10"/>}</text:p>
      <text:p text:style-name="P2"><text:s text:c="8"/>}</text:p>
      <text:p text:style-name="P2"><text:s text:c="6"/>} else if (x-&gt;layers[j+1] == 2){</text:p>
      <text:p text:style-name="P2"><text:s text:c="8"/>//for all other layers <text:s/></text:p>
      <text:p text:style-name="P2"/>
      <text:p text:style-name="P2"><text:s text:c="8"/>int m;</text:p>
      <text:p text:style-name="P2"><text:s text:c="8"/>for(m = 0; m&lt;BYTE; m++){</text:p>
      <text:p text:style-name="P2"><text:s text:c="10"/>double *activation_top = storage[2*j];</text:p>
      <text:p text:style-name="P2"><text:s text:c="10"/>double *activation_bottom = storage[2*j + 1];</text:p>
      <text:p text:style-name="P2"><text:s text:c="10"/>int j_p;</text:p>
      <text:p text:style-name="P2"><text:s text:c="10"/>for (j_p = 0;j_p&lt; BYTE; j_p ++){ </text:p>
      <text:p text:style-name="P2"><text:s text:c="12"/>double sum1 = error1[j_p]*(x-&gt;theta[2*(j)].t[m][j_p+8]) + error2[j_p]*(x-&gt;theta[2*(j)].t[m][j_p+8]);</text:p>
      <text:p text:style-name="P2"><text:s text:c="12"/>double sum2 = error1[j_p]*(x-&gt;theta[2*(j)+1].t[m][j_p+16]) + error2[j_p]*(x-&gt;theta[2*(j)+1].t[m][j_p+16]);</text:p>
      <text:p text:style-name="P2"/>
      <text:p text:style-name="P2"><text:soft-page-break/><text:s text:c="12"/>error1[m] = activation_top[m]*(1 - activation_top[m])*sum1;</text:p>
      <text:p text:style-name="P2"><text:s text:c="12"/>error2[m] = activation_bottom[m]*(1 - activation_bottom[m])*sum2;</text:p>
      <text:p text:style-name="P2"><text:s text:c="10"/>}</text:p>
      <text:p text:style-name="P2"><text:s text:c="10"/>for(j_p = 0 ; j_p &lt;SIZE ; j_p++){</text:p>
      <text:p text:style-name="P2"><text:s text:c="12"/>x-&gt;theta[2*(j-1)].t[m][j_p] += RATE*error1[m]*input_storage[2*j][j_p];</text:p>
      <text:p text:style-name="P2"><text:s text:c="12"/>x-&gt;theta[2*(j-1) + 1].t[m][j_p] += RATE*error2[m]*input_storage[2*j + 1][j_p];</text:p>
      <text:p text:style-name="P3"><text:s text:c="10"/>}</text:p>
      <text:p text:style-name="P2"><text:s text:c="8"/>}</text:p>
      <text:p text:style-name="P3"><text:s text:c="6"/>}</text:p>
      <text:p text:style-name="P2"><text:s text:c="4"/>}</text:p>
      <text:p text:style-name="P2"><text:s text:c="2"/>} <text:s text:c="38"/></text:p>
      <text:p text:style-name="P2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8" svg:font-family="'LM Mono 8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13:12:48.172640721</meta:creation-date>
    <meta:generator>LibreOffice/4.2.4.2$Linux_x86 LibreOffice_project/420m0$Build-2</meta:generator>
    <dc:date>2014-11-29T13:14:39.947363872</dc:date>
    <meta:editing-duration>P0D</meta:editing-duration>
    <meta:editing-cycles>1</meta:editing-cycles>
    <meta:document-statistic meta:table-count="0" meta:image-count="0" meta:object-count="0" meta:page-count="3" meta:paragraph-count="84" meta:word-count="355" meta:character-count="3372" meta:non-whitespace-character-count="2539"/>
  </office:meta>
</office:document-meta>
</file>